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549cm" fo:min-width="3.592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549cm" fo:min-width="1.97cm"/>
      <style:paragraph-properties style:writing-mode="lr-tb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549cm" fo:min-width="2.535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549cm" fo:min-width="5.778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549cm" fo:min-width="3.06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092cm" svg:height="1.799cm" svg:x="8.508cm" svg:y="2.611cm">
          <text:p text:style-name="P1">Container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2.47cm" svg:height="1.799cm" svg:x="1.798cm" svg:y="8.556cm">
          <text:p text:style-name="P1">JLabel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092cm" svg:height="1.799cm" svg:x="12.493cm" svg:y="5.504cm">
          <text:p text:style-name="P1">Window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092cm" svg:height="1.799cm" svg:x="3.95cm" svg:y="5.575cm">
          <text:p text:style-name="P1">JComponent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2.47cm" svg:height="1.799cm" svg:x="4.797cm" svg:y="8.556cm">
          <text:p text:style-name="P1">Box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2.47cm" svg:height="1.799cm" svg:x="7.76cm" svg:y="8.556cm">
          <text:p text:style-name="P1">JSlider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2.47cm" svg:height="1.799cm" svg:x="11.598cm" svg:y="8.556cm">
          <text:p text:style-name="P1">Dialog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2.47cm" svg:height="1.799cm" svg:x="15.061cm" svg:y="8.556cm">
          <text:p text:style-name="P1">Frame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.554cm" svg:y1="4.41cm" svg:x2="5.996cm" svg:y2="5.575cm" draw:start-shape="id1" draw:start-glue-point="2" draw:end-shape="id2" draw:end-glue-point="0" svg:d="M10554 4410l-4558 1165" svg:viewBox="0 0 4559 1166">
          <text:p/>
        </draw:connector>
        <draw:connector draw:style-name="gr3" draw:text-style-name="P3" draw:layer="layout" draw:type="line" svg:x1="10.554cm" svg:y1="4.41cm" svg:x2="14.539cm" svg:y2="5.504cm" draw:start-shape="id1" draw:start-glue-point="2" draw:end-shape="id3" draw:end-glue-point="0" svg:d="M10554 4410l3985 1094" svg:viewBox="0 0 3986 1095">
          <text:p/>
        </draw:connector>
        <draw:connector draw:style-name="gr3" draw:text-style-name="P3" draw:layer="layout" draw:type="line" svg:x1="5.996cm" svg:y1="7.374cm" svg:x2="3.033cm" svg:y2="8.556cm" draw:start-shape="id2" draw:start-glue-point="2" draw:end-shape="id4" draw:end-glue-point="0" svg:d="M5996 7374l-2963 1182" svg:viewBox="0 0 2964 1183">
          <text:p/>
        </draw:connector>
        <draw:connector draw:style-name="gr3" draw:text-style-name="P3" draw:layer="layout" draw:type="line" svg:x1="5.996cm" svg:y1="7.374cm" svg:x2="6.032cm" svg:y2="8.556cm" draw:start-shape="id2" draw:start-glue-point="2" draw:end-shape="id5" draw:end-glue-point="0" svg:d="M5996 7374l36 1182" svg:viewBox="0 0 37 1183">
          <text:p/>
        </draw:connector>
        <draw:connector draw:style-name="gr3" draw:text-style-name="P3" draw:layer="layout" draw:type="line" svg:x1="5.996cm" svg:y1="7.374cm" svg:x2="8.995cm" svg:y2="8.556cm" draw:start-shape="id2" draw:start-glue-point="2" draw:end-shape="id6" draw:end-glue-point="0" svg:d="M5996 7374l2999 1182" svg:viewBox="0 0 3000 1183">
          <text:p/>
        </draw:connector>
        <draw:connector draw:style-name="gr3" draw:text-style-name="P3" draw:layer="layout" draw:type="line" svg:x1="14.539cm" svg:y1="7.303cm" svg:x2="12.833cm" svg:y2="8.556cm" draw:start-shape="id3" draw:start-glue-point="2" draw:end-shape="id7" draw:end-glue-point="0" svg:d="M14539 7303l-1706 1253" svg:viewBox="0 0 1707 1254">
          <text:p/>
        </draw:connector>
        <draw:connector draw:style-name="gr3" draw:text-style-name="P3" draw:layer="layout" draw:type="line" svg:x1="14.539cm" svg:y1="7.303cm" svg:x2="16.296cm" svg:y2="8.556cm" draw:start-shape="id3" draw:start-glue-point="2" draw:end-shape="id8" draw:end-glue-point="0" svg:d="M14539 7303l1757 1253" svg:viewBox="0 0 1758 1254">
          <text:p/>
        </draw:connector>
        <draw:custom-shape draw:style-name="gr1" draw:text-style-name="P2" xml:id="id9" draw:id="id9" draw:layer="layout" svg:width="4.092cm" svg:height="1.799cm" svg:x="9.815cm" svg:y="13.053cm">
          <text:p text:style-name="P1">Object</text:p>
          <draw:enhanced-geometry svg:viewBox="0 0 21600 21600" draw:type="rectangle" draw:enhanced-path="M 0 0 L 21600 0 21600 21600 0 21600 0 0 Z N"/>
        </draw:custom-shape>
        <draw:custom-shape draw:style-name="gr4" draw:text-style-name="P2" xml:id="id14" draw:id="id14" draw:layer="layout" svg:width="3.035cm" svg:height="1.799cm" svg:x="5.44cm" svg:y="20.898cm">
          <text:p text:style-name="P1">ArrayList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4.092cm" svg:height="1.799cm" svg:x="13.108cm" svg:y="15.946cm">
          <text:p text:style-name="P1">AbstractMap</text:p>
          <draw:enhanced-geometry svg:viewBox="0 0 21600 21600" draw:type="rectangle" draw:enhanced-path="M 0 0 L 21600 0 21600 21600 0 21600 0 0 Z N"/>
        </draw:custom-shape>
        <draw:custom-shape draw:style-name="gr5" draw:text-style-name="P5" xml:id="id10" draw:id="id10" draw:layer="layout" svg:width="6.278cm" svg:height="1.799cm" svg:x="5.257cm" svg:y="16.017cm">
          <text:p text:style-name="P4"><text:span text:style-name="T1">Abstract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" draw:id="id15" draw:layer="layout" svg:width="2.47cm" svg:height="1.799cm" svg:x="9.004cm" svg:y="20.898cm">
          <text:p text:style-name="P1">Vector</text:p>
          <draw:enhanced-geometry svg:viewBox="0 0 21600 21600" draw:type="rectangle" draw:enhanced-path="M 0 0 L 21600 0 21600 21600 0 21600 0 0 Z N"/>
        </draw:custom-shape>
        <draw:custom-shape draw:style-name="gr6" draw:text-style-name="P2" xml:id="id12" draw:id="id12" draw:layer="layout" svg:width="3.563cm" svg:height="1.799cm" svg:x="13.373cm" svg:y="18.981cm">
          <text:p text:style-name="P1">HashMap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1.861cm" svg:y1="14.852cm" svg:x2="8.396cm" svg:y2="16.017cm" draw:start-shape="id9" draw:start-glue-point="2" draw:end-shape="id10" draw:end-glue-point="0" svg:d="M11861 14852l-3465 1165" svg:viewBox="0 0 3466 1166">
          <text:p/>
        </draw:connector>
        <draw:connector draw:style-name="gr3" draw:text-style-name="P3" draw:layer="layout" draw:type="line" svg:x1="11.861cm" svg:y1="14.852cm" svg:x2="15.154cm" svg:y2="15.946cm" draw:start-shape="id9" draw:start-glue-point="2" draw:end-shape="id11" draw:end-glue-point="0" svg:d="M11861 14852l3293 1094" svg:viewBox="0 0 3294 1095">
          <text:p/>
        </draw:connector>
        <draw:connector draw:style-name="gr3" draw:text-style-name="P3" draw:layer="layout" draw:type="line" svg:x1="15.154cm" svg:y1="17.745cm" svg:x2="15.154cm" svg:y2="18.981cm" draw:start-shape="id11" draw:start-glue-point="2" draw:end-shape="id12" draw:end-glue-point="0" svg:d="M15154 17745v1236" svg:viewBox="0 0 1 1237">
          <text:p/>
        </draw:connector>
        <draw:custom-shape draw:style-name="gr1" draw:text-style-name="P5" xml:id="id13" draw:id="id13" draw:layer="layout" svg:width="4.092cm" svg:height="1.799cm" svg:x="6.35cm" svg:y="18.358cm">
          <text:p text:style-name="P4"><text:span text:style-name="T1">AbstractList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.396cm" svg:y1="17.816cm" svg:x2="8.396cm" svg:y2="18.358cm" draw:start-shape="id10" draw:start-glue-point="2" draw:end-shape="id13" draw:end-glue-point="0" svg:d="M8396 17816v542" svg:viewBox="0 0 1 543">
          <text:p/>
        </draw:connector>
        <draw:connector draw:style-name="gr3" draw:text-style-name="P3" draw:layer="layout" draw:type="line" svg:x1="8.396cm" svg:y1="20.157cm" svg:x2="6.957cm" svg:y2="20.898cm" draw:start-shape="id13" draw:start-glue-point="2" draw:end-shape="id14" draw:end-glue-point="0" svg:d="M8396 20157l-1439 741" svg:viewBox="0 0 1440 742">
          <text:p/>
        </draw:connector>
        <draw:connector draw:style-name="gr3" draw:text-style-name="P3" draw:layer="layout" draw:type="line" svg:x1="8.396cm" svg:y1="20.157cm" svg:x2="10.239cm" svg:y2="20.898cm" draw:start-shape="id13" draw:start-glue-point="2" draw:end-shape="id15" draw:end-glue-point="0" svg:d="M8396 20157l1843 741" svg:viewBox="0 0 1844 74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04T11:52:53.250189995</meta:creation-date>
    <dc:date>2023-09-04T12:58:59.748311415</dc:date>
    <meta:editing-duration>PT46M16S</meta:editing-duration>
    <meta:editing-cycles>3</meta:editing-cycles>
    <meta:generator>LibreOffice/7.3.7.2$Linux_X86_64 LibreOffice_project/30$Build-2</meta:generator>
    <meta:document-statistic meta:object-count="28"/>
  </office:meta>
</office:document-meta>
</file>